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" style:parent-style-name="DefaultParagraphFont" style:family="text">
      <style:text-properties style:font-name="Helvetica" fo:font-weight="bold" style:font-weight-asian="bold"/>
    </style:style>
    <style:style style:name="P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" style:parent-style-name="Hyperlink" style:family="text">
      <style:text-properties style:font-name="Helvetica"/>
    </style:style>
    <style:style style:name="T5" style:parent-style-name="DefaultParagraphFont" style:family="text">
      <style:text-properties style:font-name="Helvetica"/>
    </style:style>
    <style:style style:name="P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weight-complex="bold"/>
    </style:style>
    <style:style style:name="P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1" style:parent-style-name="DefaultParagraphFont" style:family="text">
      <style:text-properties style:font-name="Helvetica" fo:font-weight="bold" style:font-weight-asian="bold"/>
    </style:style>
    <style:style style:name="T12" style:parent-style-name="DefaultParagraphFont" style:family="text">
      <style:text-properties style:font-name="Helvetica" fo:font-weight="bold" style:font-weight-asian="bold"/>
    </style:style>
    <style:style style:name="T13" style:parent-style-name="DefaultParagraphFont" style:family="text">
      <style:text-properties style:font-name="Helvetica" fo:font-weight="bold" style:font-weight-asian="bold"/>
    </style:style>
    <style:style style:name="P1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5" style:parent-style-name="Hyperlink" style:family="text">
      <style:text-properties style:font-name="Helvetica"/>
    </style:style>
    <style:style style:name="T16" style:parent-style-name="DefaultParagraphFont" style:family="text">
      <style:text-properties style:font-name="Helvetica"/>
    </style:style>
    <style:style style:name="P1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1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0" style:parent-style-name="Hyperlink" style:family="text">
      <style:text-properties style:font-name="Helvetica"/>
    </style:style>
    <style:style style:name="T21" style:parent-style-name="DefaultParagraphFont" style:family="text">
      <style:text-properties style:font-name="Helvetica"/>
    </style:style>
    <style:style style:name="P2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5" style:parent-style-name="Hyperlink" style:family="text">
      <style:text-properties style:font-name="Helvetica"/>
    </style:style>
    <style:style style:name="P2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9" style:parent-style-name="Hyperlink" style:family="text">
      <style:text-properties style:font-name="Helvetica"/>
    </style:style>
    <style:style style:name="T30" style:parent-style-name="DefaultParagraphFont" style:family="text">
      <style:text-properties style:font-name="Helvetica"/>
    </style:style>
    <style:style style:name="P3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4" style:parent-style-name="Hyperlink" style:family="text">
      <style:text-properties style:font-name="Helvetica"/>
    </style:style>
    <style:style style:name="T35" style:parent-style-name="DefaultParagraphFont" style:family="text">
      <style:text-properties style:font-name="Helvetica"/>
    </style:style>
    <style:style style:name="P3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8" style:parent-style-name="DefaultParagraphFont" style:family="text">
      <style:text-properties style:font-name="Helvetica" fo:font-weight="bold" style:font-weight-asian="bold" style:font-weight-complex="bold"/>
    </style:style>
  </office:automatic-styles>
  <office:body>
    <office:text text:use-soft-page-breaks="true">
      <text:p text:style-name="P1"><text:span text:style-name="T2">Lecture 1.0 - Introduction</text:span></text:p>
      <text:p text:style-name="P3"><text:a xlink:href="https://iu.zoom.us/rec/share/jnb8Zqs7YdoSu1lkUIe30UKPkFFfQrj4g20z-C_JUsG4A0-plar5FuDryRGxk1h_.VsHog4_f8s01GBw8" office:target-frame-name="_top" xlink:show="replace"><text:span text:style-name="T4">https://iu.zoom.us/rec/share/jnb8Zqs7YdoSu1lkUIe30UKPkFFfQrj4g20z-C_JUsG4A0-plar5FuDryRGxk1h_.VsHog4_f8s01GBw8</text:span></text:a><text:span text:style-name="T5"><text:s/></text:span></text:p>
      <text:p text:style-name="P6"/>
      <text:p text:style-name="P7">Lecture<text:s/>2.1 – Circuits and Layout Part 1</text:p>
      <text:p text:style-name="P8">No video</text:p>
      <text:p text:style-name="P9"/>
      <text:p text:style-name="P10"><text:span text:style-name="T11">Lecture<text:s/></text:span><text:span text:style-name="T12">2</text:span><text:span text:style-name="T13">.2 - Circuits and Layout Part 2</text:span></text:p>
      <text:p text:style-name="P14"><text:a xlink:href="https://iu.zoom.us/rec/share/YILa-vcoLwICNExG-be6mUoN29LVjLJbNXQNPvIgbqpVozxCXJcJ8QFEnua9EVSD.YGRescF_B16QOEGJ" office:target-frame-name="_top" xlink:show="replace"><text:span text:style-name="T15">https://iu.zoom.us/rec/share/YILa-vcoLwICNExG-be6mUoN29LVjLJbNXQNPvIgbqpVozxCXJcJ8QFEnua9EVSD.YGRescF_B16QOEGJ</text:span></text:a><text:span text:style-name="T16"><text:s/></text:span></text:p>
      <text:p text:style-name="P17"/>
      <text:p text:style-name="P18">Tutorial – Layout of NAND2</text:p>
      <text:p text:style-name="P19"><text:a xlink:href="https://iu.zoom.us/rec/share/uvrv1HJ1LNUP7EzxkAnkTmhjgtn3RsEY4ZYtbB33m61RFHhLcZtGE2pZZJZpSsoH.68O4ume8xyCByB-7?startTime=1705601846000" office:target-frame-name="_top" xlink:show="replace"><text:span text:style-name="T20">https://iu.zoom.us/rec/share/uvrv1HJ1LNUP7EzxkAnkTmhjgtn3RsEY4ZYtbB33m61RFHhLcZtGE2pZZJZpSsoH.68O4ume8xyCByB-7?startTime=1705601846000</text:span></text:a><text:span text:style-name="T21"><text:s/></text:span></text:p>
      <text:p text:style-name="P22"/>
      <text:p text:style-name="P23">Lecture 3.0 – Transistor Theory</text:p>
      <text:p text:style-name="P24"><text:a xlink:href="https://iu.zoom.us/rec/share/zIon3LyedgU9a5UBxU4Tj-iCB1t-iw6ZFqmR_mricdNYWt1n_1Bk1SgfU42GMovw.zdOr2Tpr98ELeWcL" office:target-frame-name="_top" xlink:show="replace"><text:span text:style-name="T25">https://iu.zoom.us/rec/share/zIon3LyedgU9a5UBxU4Tj-iCB1t-iw6ZFqmR_mricdNYWt1n_1Bk1SgfU42GMovw.zdOr2Tpr98ELeWcL</text:span></text:a></text:p>
      <text:p text:style-name="P26"/>
      <text:p text:style-name="P27">Lecture 4.1 – Non-Ideal Transistor Theory Part 1</text:p>
      <text:p text:style-name="P28"><text:a xlink:href="https://iu.zoom.us/rec/share/d0ZI9uRriuLMvON9qcujOuFFerdCgZnD6vthvu2jYytd7UnpaZZcXpkZFFXbLB01.SWT6K2Cm76BQzTH7" office:target-frame-name="_top" xlink:show="replace"><text:span text:style-name="T29">https://iu.zoom.us/rec/share/d0ZI9uRriuLMvON9qcujOuFFerdCgZnD6vthvu2jYytd7UnpaZZcXpkZFFXbLB01.SWT6K2Cm76BQzTH7</text:span></text:a><text:span text:style-name="T30"><text:s/></text:span></text:p>
      <text:p text:style-name="P31"/>
      <text:p text:style-name="P32">Lecture 4.2 – Non-Ideal Transistor Theory Part 2</text:p>
      <text:p text:style-name="P33"><text:a xlink:href="https://iu.zoom.us/rec/share/EtBiWhBtNTRXa87v5_fXXC80Kc7WIlU5varX9KghFP-Ido03oVP7yZi17YyaQWfB.oaLF_R88lY8Elp3g" office:target-frame-name="_top" xlink:show="replace"><text:span text:style-name="T34">https://iu.zoom.us/rec/share/EtBiWhBtNTRXa87v5_fXXC80Kc7WIlU5varX9KghFP-Ido03oVP7yZi17YyaQWfB.oaLF_R88lY8Elp3g</text:span></text:a><text:span text:style-name="T35"><text:s/></text:span></text:p>
      <text:p text:style-name="P36"/>
      <text:p text:style-name="P37"><text:span text:style-name="T38">5.0 – DC and Transient Analysi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veless, Daniel</dc:creator>
    <meta:creation-date>2024-01-23T14:59:00Z</meta:creation-date>
    <dc:date>2024-02-01T17:44:00Z</dc:date>
    <meta:template xlink:href="Normal.dotm" xlink:type="simple"/>
    <meta:editing-cycles>4</meta:editing-cycles>
    <meta:editing-duration>PT120S</meta:editing-duration>
    <meta:document-statistic meta:page-count="1" meta:paragraph-count="3" meta:word-count="266" meta:character-count="1780" meta:row-count="12" meta:non-whitespace-character-count="1517"/>
  </office:meta>
</office:document-meta>
</file>